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ection .data</text:span></text:p>
      <text:p text:style-name="P1"><text:span text:style-name="T1"><text:tab/>rmodemsg db 10,'Processor is in Real Mode'</text:span></text:p>
      <text:p text:style-name="P1"><text:span text:style-name="T1"><text:tab/>rmsg_len:equ $-rmodemsg</text:span></text:p>
      <text:p text:style-name="P1"><text:span text:style-name="T1"/></text:p>
      <text:p text:style-name="P1"><text:span text:style-name="T1"><text:tab/>pmodemsg db 10,'Processor is in Protected Mode'</text:span></text:p>
      <text:p text:style-name="P1"><text:span text:style-name="T1"><text:tab/>pmsg_len:equ $-pmodemsg</text:span></text:p>
      <text:p text:style-name="P1"><text:span text:style-name="T1"/></text:p>
      <text:p text:style-name="P1"><text:span text:style-name="T1"><text:tab/>gdtmsg db 10,'GDT Contents are::'</text:span></text:p>
      <text:p text:style-name="P1"><text:span text:style-name="T1"><text:tab/>gmsg_len:equ $-gdtmsg</text:span></text:p>
      <text:p text:style-name="P1"><text:span text:style-name="T1"/></text:p>
      <text:p text:style-name="P1"><text:span text:style-name="T1"><text:tab/>ldtmsg db 10,'LDT Contents are::'</text:span></text:p>
      <text:p text:style-name="P1"><text:span text:style-name="T1"><text:tab/>lmsg_len:equ $-ldtmsg</text:span></text:p>
      <text:p text:style-name="P1"><text:span text:style-name="T1"/></text:p>
      <text:p text:style-name="P1"><text:span text:style-name="T1"><text:tab/>idtmsg db 10,'IDT Contents are::'</text:span></text:p>
      <text:p text:style-name="P1"><text:span text:style-name="T1"><text:tab/>imsg_len:equ $-idtmsg</text:span></text:p>
      <text:p text:style-name="P1"><text:span text:style-name="T1"/></text:p>
      <text:p text:style-name="P1"><text:span text:style-name="T1"><text:tab/>trmsg db 10,'Task Register Contents are::'</text:span></text:p>
      <text:p text:style-name="P1"><text:span text:style-name="T1"><text:tab/>tmsg_len: equ $-trmsg</text:span></text:p>
      <text:p text:style-name="P1"><text:span text:style-name="T1"/></text:p>
      <text:p text:style-name="P1"><text:span text:style-name="T1"><text:tab/>mswmsg db 10,'Machine Status Word::'</text:span></text:p>
      <text:p text:style-name="P1"><text:span text:style-name="T1"><text:tab/>mmsg_len:equ $-mswmsg</text:span></text:p>
      <text:p text:style-name="P1"><text:span text:style-name="T1"/></text:p>
      <text:p text:style-name="P1"><text:span text:style-name="T1"><text:tab/>colmsg db ':'</text:span></text:p>
      <text:p text:style-name="P1"><text:span text:style-name="T1"/></text:p>
      <text:p text:style-name="P1"><text:span text:style-name="T1"><text:tab/>nwline db 10</text:span></text:p>
      <text:p text:style-name="P1"><text:span text:style-name="T1"/></text:p>
      <text:p text:style-name="P1"><text:span text:style-name="T1">section .bss</text:span></text:p>
      <text:p text:style-name="P1"><text:span text:style-name="T1"><text:tab/>gdt resd 1</text:span></text:p>
      <text:p text:style-name="P1"><text:span text:style-name="T1"><text:tab/><text:s text:c="4"/>resw 1</text:span></text:p>
      <text:p text:style-name="P1"><text:span text:style-name="T1"><text:tab/>ldt resw 1</text:span></text:p>
      <text:p text:style-name="P1"><text:span text:style-name="T1"><text:tab/>idt resd 1</text:span></text:p>
      <text:p text:style-name="P1"><text:span text:style-name="T1"><text:tab/><text:s text:c="4"/>resw 1</text:span></text:p>
      <text:p text:style-name="P1"><text:span text:style-name="T1"><text:tab/>tr<text:s text:c="2"/>resw 1</text:span></text:p>
      <text:p text:style-name="P1"><text:span text:style-name="T1"/></text:p>
      <text:p text:style-name="P1"><text:span text:style-name="T1"><text:tab/>cr0_data resd 1</text:span></text:p>
      <text:p text:style-name="P1"><text:span text:style-name="T1"/></text:p>
      <text:p text:style-name="P1"><text:span text:style-name="T1"><text:tab/>dnum_buff resb 04</text:span></text:p>
      <text:p text:style-name="P1"><text:span text:style-name="T1"/></text:p>
      <text:p text:style-name="P1"><text:span text:style-name="T1">%macro print 2</text:span></text:p>
      <text:p text:style-name="P1"><text:span text:style-name="T1"><text:tab/>mov rax,01</text:span></text:p>
      <text:p text:style-name="P1"><text:span text:style-name="T1"><text:tab/>mov rdi,01</text:span></text:p>
      <text:p text:style-name="P1"><text:span text:style-name="T1"><text:tab/>mov rsi,%1</text:span></text:p>
      <text:p text:style-name="P1"><text:span text:style-name="T1"><text:tab/>mov rdx,%2</text:span></text:p>
      <text:p text:style-name="P1"><text:span text:style-name="T1"><text:tab/>syscall</text:span></text:p>
      <text:p text:style-name="P1"><text:span text:style-name="T1">%endmacro</text:span></text:p>
      <text:p text:style-name="P1"><text:span text:style-name="T1"/></text:p>
      <text:p text:style-name="P1"><text:span text:style-name="T1">section .text</text:span></text:p>
      <text:p text:style-name="P1"><text:span text:style-name="T1">global _start</text:span></text:p>
      <text:p text:style-name="P1"><text:span text:style-name="T1">_start:<text:tab/></text:span></text:p>
      <text:p text:style-name="P1"><text:span text:style-name="T1"><text:tab/>smsw eax<text:tab/><text:tab/>;Reading CR0. As MSW is 32-bit cannot use RAX register. </text:span></text:p>
      <text:p text:style-name="P1"><text:span text:style-name="T1"/></text:p>
      <text:p text:style-name="P1"><text:span text:style-name="T1"><text:tab/>mov [cr0_data],rax</text:span></text:p>
      <text:p text:style-name="P1"><text:span text:style-name="T1"/></text:p>
      <text:p text:style-name="P1"><text:span text:style-name="T1"><text:tab/>bt rax,1<text:tab/><text:tab/>;Checking PE bit, if 1=Protected Mode, else Real Mode</text:span></text:p>
      <text:p text:style-name="P1"><text:span text:style-name="T1"><text:tab/>jc prmode</text:span></text:p>
      <text:p text:style-name="P1"><text:span text:style-name="T1"><text:tab/>print rmodemsg,rmsg_len</text:span></text:p>
      <text:p text:style-name="P1"><text:span text:style-name="T1"><text:tab/>jmp nxt1</text:span></text:p>
      <text:p text:style-name="P1"><text:span text:style-name="T1"/></text:p>
      <text:p text:style-name="P1"><text:span text:style-name="T1">prmode:<text:tab/>print pmodemsg,pmsg_len</text:span></text:p>
      <text:p text:style-name="P1"><text:span text:style-name="T1"/></text:p>
      <text:p text:style-name="P1"><text:span text:style-name="T1">nxt1:<text:tab/>sgdt [gdt]</text:span></text:p>
      <text:p text:style-name="P1"><text:span text:style-name="T1"><text:tab/>sldt [ldt]</text:span></text:p>
      <text:p text:style-name="P1"><text:span text:style-name="T1"><text:tab/>sidt [idt]</text:span></text:p>
      <text:p text:style-name="P1"><text:span text:style-name="T1"><text:tab/>str [tr]</text:span></text:p>
      <text:p text:style-name="P1"><text:span text:style-name="T1"><text:tab/>print gdtmsg,gmsg_len</text:span></text:p>
      <text:p text:style-name="P1"><text:span text:style-name="T1"><text:tab/></text:span></text:p>
      <text:p text:style-name="P1"><text:span text:style-name="T1"><text:tab/>mov bx,[gdt+4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mov bx,[gdt+2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print colmsg,1</text:span></text:p>
      <text:p text:style-name="P1"><text:span text:style-name="T1"/></text:p>
      <text:p text:style-name="P1"><text:span text:style-name="T1"><text:tab/>mov bx,[gdt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print ldtmsg,lmsg_len</text:span></text:p>
      <text:p text:style-name="P1"><text:span text:style-name="T1"><text:tab/>mov bx,[ldt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print idtmsg,imsg_len</text:span></text:p>
      <text:p text:style-name="P1"><text:span text:style-name="T1"><text:tab/></text:span></text:p>
      <text:p text:style-name="P1"><text:span text:style-name="T1"><text:tab/>mov bx,[idt+4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mov bx,[idt+2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print colmsg,1</text:span></text:p>
      <text:p text:style-name="P1"><text:span text:style-name="T1"/></text:p>
      <text:p text:style-name="P1"><text:span text:style-name="T1"><text:tab/>mov bx,[idt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print trmsg,tmsg_len</text:span></text:p>
      <text:p text:style-name="P1"><text:span text:style-name="T1"><text:tab/></text:span></text:p>
      <text:p text:style-name="P1"><text:span text:style-name="T1"><text:tab/>mov bx,[tr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print mswmsg,mmsg_len</text:span></text:p>
      <text:p text:style-name="P1"><text:span text:style-name="T1"><text:tab/></text:span></text:p>
      <text:p text:style-name="P1"><text:span text:style-name="T1"><text:tab/>mov bx,[cr0_data+2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mov bx,[cr0_data]</text:span></text:p>
      <text:p text:style-name="P1"><text:span text:style-name="T1"><text:tab/>call print_num</text:span></text:p>
      <text:p text:style-name="P1"><text:span text:style-name="T1"/></text:p>
      <text:p text:style-name="P1"><text:span text:style-name="T1"><text:tab/>print nwline,1</text:span></text:p>
      <text:p text:style-name="P1"><text:span text:style-name="T1"/></text:p>
      <text:p text:style-name="P1"><text:span text:style-name="T1"/></text:p>
      <text:p text:style-name="P1"><text:span text:style-name="T1">exit:<text:tab/>mov rax,60</text:span></text:p>
      <text:p text:style-name="P1"><text:span text:style-name="T1"><text:tab/>xor rdi,rdi</text:span></text:p>
      <text:p text:style-name="P1"><text:span text:style-name="T1"><text:tab/>syscall</text:span></text:p>
      <text:p text:style-name="P1"><text:span text:style-name="T1"/></text:p>
      <text:p text:style-name="P1"><text:span text:style-name="T1">print_num:</text:span></text:p>
      <text:p text:style-name="P1"><text:span text:style-name="T1"><text:tab/>mov rsi,dnum_buff<text:tab/>;point esi to buffer</text:span></text:p>
      <text:p text:style-name="P1"><text:span text:style-name="T1"/></text:p>
      <text:p text:style-name="P1"><text:span text:style-name="T1"><text:tab/>mov rcx,04<text:tab/><text:tab/>;load number of digits to printlay </text:span></text:p>
      <text:p text:style-name="P1"><text:span text:style-name="T1"/></text:p>
      <text:p text:style-name="P1"><text:span text:style-name="T1">up1:</text:span></text:p>
      <text:p text:style-name="P1"><text:span text:style-name="T1"><text:tab/>rol bx,4<text:tab/><text:tab/>;rotate number left by four bits</text:span></text:p>
      <text:p text:style-name="P1"><text:span text:style-name="T1"><text:tab/>mov dl,bl<text:tab/><text:tab/>;move lower byte in dl</text:span></text:p>
      <text:p text:style-name="P1"><text:span text:style-name="T1"><text:tab/>and dl,0fh<text:tab/><text:tab/>;mask upper digit of byte in dl</text:span></text:p>
      <text:p text:style-name="P1"><text:span text:style-name="T1"><text:tab/>add dl,30h<text:tab/><text:tab/>;add 30h to calculate ASCII code</text:span></text:p>
      <text:p text:style-name="P1"><text:span text:style-name="T1"><text:tab/>cmp dl,39h<text:tab/><text:tab/>;compare with 39h</text:span></text:p>
      <text:p text:style-name="P1"><text:span text:style-name="T1"><text:tab/>jbe skip1<text:tab/><text:tab/>;if less than 39h skip adding 07 more </text:span></text:p>
      <text:p text:style-name="P1"><text:span text:style-name="T1"><text:tab/>add dl,07h<text:tab/><text:tab/>;else add 07</text:span></text:p>
      <text:p text:style-name="P1"><text:span text:style-name="T1">skip1:</text:span></text:p>
      <text:p text:style-name="P1"><text:span text:style-name="T1"><text:tab/>mov [rsi],dl<text:tab/><text:tab/>;store ASCII code in buffer</text:span></text:p>
      <text:p text:style-name="P1"><text:span text:style-name="T1"><text:tab/>inc rsi<text:tab/><text:tab/><text:tab/>;point to next byte</text:span></text:p>
      <text:p text:style-name="P1"><text:span text:style-name="T1"><text:tab/>loop up1<text:tab/><text:tab/>;decrement the count of digits to printlay</text:span></text:p>
      <text:p text:style-name="P1"><text:span text:style-name="T1"><text:tab/><text:tab/><text:tab/><text:tab/>;if not zero jump to repeat</text:span></text:p>
      <text:p text:style-name="P1"><text:span text:style-name="T1"/></text:p>
      <text:p text:style-name="P1"><text:span text:style-name="T1"><text:tab/>print dnum_buff,4<text:tab/>;printlay the number from buffer</text:span></text:p>
      <text:p text:style-name="P1"><text:span text:style-name="T1"><text:tab/></text:span></text:p>
      <text:p text:style-name="P1"><text:span text:style-name="T1"><text:tab/>ret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